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Dear Ms. Nazarova:<text:line-break/><text:line-break/>Manuscript ID JMBA-11-14-SIEMBS-0452 entitled "Abundance and spatial distribution of two infaunal bivalves — &lt;i&gt;Macoma balthica&lt;/i&gt; and &lt;i&gt;Cerastoderma edule&lt;/i&gt; on the Barents Sea intertidal" which you submitted to Journal of the Marine Biological Association of the United Kingdom, has been reviewed. The comments of the reviewers are included at the bottom of this letter. There may be additional file attachments - if they are not included with this e-mail, you will find them in the online system at </text:span><text:a xlink:type="simple" xlink:href="https://mc.manuscriptcentral.com/jmba" office:target-frame-name="_blank" xlink:show="new"><text:span text:style-name="T1">https://mc.manuscriptcentral.</text:span></text:a><text:span text:style-name="T1"><text:line-break/><text:line-break/>As you will see from the attached reviews, while the reviewers point out that your paper has the potential to make a significant contribution to the field, they have raised a number of significant concerns. In light of these concerns and recommendations from the reviewers and myself, I encourage you to consider the reviewers’ comments carefully and to revise and resubmit your manuscript for re-review. Should you wish to do this, I ask that you address the reviewers comments by either (a) clearly stating what changes have been made in response to each comment/criticism, or (b) by arguing your case in response to any comment with which you disagree.<text:line-break/><text:line-break/>To revise your manuscript, log into </text:span><text:a xlink:type="simple" xlink:href="https://mc.manuscriptcentral.com/jmba" office:target-frame-name="_blank" xlink:show="new"><text:span text:style-name="T1">https://mc.manuscriptcentral.</text:span></text:a><text:span text:style-name="T1"> and enter your Author Centre, where you will find your manuscript title listed under "Manuscripts with Decisions." Under "Actions," click on "Create a Revision.” It is essential that you use the online submission system to submit your revised manuscript – please do NOT send your revision via e-mail.<text:line-break/><text:line-break/>You may start your revision directly by clicking on this link:<text:line-break/></text:span><text:a xlink:type="simple" xlink:href="https://mc.manuscriptcentral.com/jmba?URL_MASK=ed81d10e850343cbaa1b652dd6c357aa" office:target-frame-name="_blank" xlink:show="new"><text:span text:style-name="T1">https://mc.manuscriptcentral.</text:span></text:a><text:span text:style-name="T1"><text:line-break/><text:line-break/>PLEASE NOTE: Because we are trying to facilitate timely publication in Journal of the Marine Biological Association of the United Kingdom, we ask you to submit your revised manuscript by March 15, 2015. If you do not submit your revision on time, the option to revise will expire and you will have to submit a new manuscript. If you do need more time to revise your paper, it is essential that you contact the editorial office at </text:span><text:a xlink:type="simple" xlink:href="mailto:jmba@mba.eclipse.co.uk"><text:span text:style-name="T1">jmba@mba.eclipse.co.uk</text:span></text:a><text:span text:style-name="T1"> to re-arrange the due date for your revision.<text:line-break/><text:line-break/>Thank you for considering Journal of the Marine Biological Association of the United Kingdom as the outlet of your research. I look forward to receiving your revised manuscript soon.<text:line-break/><text:line-break/>Sincerely,<text:line-break/>Dr. Alexey Sukhotin<text:line-break/>Editor, Journal of the Marine Biological Association of the United Kingdom<text:line-break/></text:span><text:a xlink:type="simple" xlink:href="mailto:alex_sukhotin@hotmail.com"><text:span text:style-name="T1">alex_sukhotin@hotmail.com</text:span></text:a><text:span text:style-name="T1"><text:line-break/><text:line-break/>------------------------------<text:line-break/>Associate Editor: Sukhotin, Alexey<text:line-break/>Comments to Author:<text:line-break/>The authors attempted to reveal the sources of variation in abundance of two sedentary species at several spatial levels (within the distribution range, within a bay, within a local population). This might be of general ecological importance but the aim should be stated clearly and justified in the Introduction. Two tested hypotheses are poorly connected with each other; the second one sounds like a commonplace because patchy (non-random) distribution is typical for most bivalve mollusks. Please either substantiate the within-population part of the study or remove it from the story as suggested by one of the Reviewers.<text:line-break/><text:line-break/></text:span><text:soft-page-break/><text:span text:style-name="T1">The map of the species' distribution ranges of the species as well as the study area with all locations is needed.<text:line-break/><text:line-break/>The Discussion is unnecessarily long (5.5 pages) and should be abridged by deleting the irrelevant conjectures such as L 186-192 (passage about predators), L 205-211 (differences in environmental conditions, unless you provide the data), last paragraph about Mya, etc.<text:line-break/><text:line-break/>I recommend to thoroughly and carefully proof-read your entire ms (main text, reference list, table and figure legends, tables, figures, supplementary material) with a help of a native English speaker, prior to final resubmission. Please unify the geographic names (e.g., Pala-bay vs Pala bay, Ura-bay vs Ura bay, Dalne-Zelenetskaya bay vs Dalnezelenetskaya bay, etc.).<text:line-break/><text:line-break/>Some minor questions and corrections are given in the attached file.<text:line-break/><text:line-break/>Reviewer: 1<text:line-break/><text:line-break/>Comments to the Author<text:line-break/><text:line-break/>The statement in the Abstract that all 3 distribution types were found is not substantiated in the Results. If a regular distribution really would have been observed, this would have been a surprising result for the studied species.<text:line-break/><text:line-break/>I am not an expert on statistics.<text:line-break/>No test mentioned with legend of Fig. 2. If 2 test out of 18 yield a significant p value, this does not mean anything (1 out of 20 is expected at a 0.05-level). Needs correction. Same for Fig. 3.<text:line-break/><text:line-break/>A map of the area studied is lacking<text:line-break/><text:line-break/>line 216-218: true, but what are the consequences for distribution patterns? See papers by Levinton in Am. Naturalist 106:472-486 (1972) and Beukema et al. in Ocean. Acta No spec: 21-26 (1983).<text:line-break/>line 222: "shows" is unsubstantiated<text:line-break/>line 232: are 2-mm Macoma already adults?<text:line-break/>line 235: indicate the 2 subspecies separately in Fig. 5A. Is the statement true for both subspecies?<text:line-break/>line 287 and 289: contradictory<text:line-break/>line 300: this is not obvious from inspection of Fig. 4.<text:line-break/>line 306: not substantiated. Omit paragraph.<text:line-break/><text:line-break/>Some unusual or incorrect words. "controversial" in line 61 should probably be "contrasting"<text:line-break/>"twice ;ower" should probably be "half" in line 229<text:line-break/>line 249 is probably incomplete<text:line-break/>line 154: "no spatial pattern" should be "no specific spatial pattern"<text:line-break/>line 156: "was" should be "occurred"<text:line-break/><text:line-break/><text:line-break/>Reviewer: 2<text:line-break/><text:line-break/>Comments to the Author<text:line-break/>I think this is a good study that evaluates a commonly held (but rarely upheld) hypothesis about spatial distribution.  It would be good to have more data on species distributions from this region published, so I support publication of this paper. I like that the authors looked at both geographic and local distribution patterns and make some good points about spatial and temporal variability.<text:line-break/><text:line-break/></text:span><text:soft-page-break/><text:span text:style-name="T1">Overall the English is good, but there are a number of places where a definite article should be used.  There are several spelling errors, some of which I’ve noted below.  There are a few areas where the wrong wording creates confusion in the meaning.  The paper overall needs a heavy editing and proofreading, as I found numerous errors that are not necessarily a function of language barriers.<text:line-break/><text:line-break/>Some minor comments below:<text:line-break/><text:line-break/>Line 34: use “correlation” instead of “connection”<text:line-break/><text:line-break/>Line 39: more accurate to say “doesn’t apply to most species…”<text:line-break/><text:line-break/>Line 52: extra comma<text:line-break/><text:line-break/>Line 55: this statement reflects a continual problem with “abundant center” papers – even though there is virtually no evidence that this pattern is widespread or common, authors still accept the assumptions, such as “edge populations will be lower and more variable”.  We should not be making “straw man” arguments, if most empirical evidence points in the other direction.<text:line-break/><text:line-break/>Line 61: “controversial” is not the right word here – so it’s confusing what is meant<text:line-break/><text:line-break/>Line 112: “sampling” spelled wrong<text:line-break/><text:line-break/>It would be nice to have a map of the main study region in the Barents Sea, which many ecologists may not be familiar with.<text:line-break/><text:line-break/>Line 157: needs to be reworded to be clear, perhaps, “From this observation we can speculate that…”<text:line-break/><text:line-break/>Line 179: eliminate “exactly” from sentence<text:line-break/><text:line-break/>Line 212: “found” instead of “declared”<text:line-break/><text:line-break/>Line 249: sentence fragment<text:line-break/><text:line-break/>Line 301: I am not sure that this last speculative paragraph is necessary<text:line-break/><text:line-break/><text:line-break/>Reviewer: 3<text:line-break/><text:line-break/>Comments to the Author<text:line-break/>The paper contributes valuable data on abundances of two bivalves at their northern range. In addition, the authors make the point, that abundances may not be highest towards the centre of the range.<text:line-break/>This insight is combined with a different aspect of distribution, the question whether within a habitat individuals tend to be random or otherwise distributed. I cannot see how these two aspects – macro- and microdistribution - , being produced by entirely different processes, support each other to justify this combination in one paper. My recommendation is to delete the small-scale patterns.<text:line-break/>Further, I suggest adopting a lower size limit for individuals. In the case of spat fall, extremely high densities may occur in both species and these should not be combined with data which refer primarily to adult individuals. Something like 5 mm shell length could be adequate. At least, size distributions of the total sample should be presented to give the reader an idea to what extent the </text:span><text:soft-page-break/><text:span text:style-name="T1">data are affected by juvenile abundance.<text:line-break/><text:line-break/><text:line-break/>Special remarks (by line number):<text:line-break/>22 Fig.5 B looks more ‘abundant centre” than “ramped south”<text:line-break/>26 ‘such as Arctic for boreal species’: delete because this is a general statement<text:line-break/>35 add: In Western Europe, many intertidal …<text:line-break/>38 invertebrates<text:line-break/>52 … to employ monitoring data …<text:line-break/>61 … to show contrasting life history traits …<text:line-break/>65 northern distribution …<text:line-break/>72 Similar as you have done for Macoma, you should cite literature on the genetics of C. edule, i.e. Krakau M et al. Mar Biol 159:221-230 (2012)<text:line-break/>78-79 Hypothesis (2) lacks a theoretical derivation and shows no link to hypothesis (1). I therefore recommend removing the second hypothesis and the respective data from this paper.<text:line-break/>82 … coastline length of ….<text:line-break/>97 Has it been tested that 5 cm deep cores are sufficient to sample all Macoma- individuals? Studies from the North Sea have shown that individuals occur down to 12 cm depth (see publications by Petra de Goeij and others.<text:line-break/>113 sampling site<text:line-break/>128 horizontal<text:line-break/>Fig.1 legend: what means 171x161mm (300 x 300 DPI)?<text:line-break/>177 This cockle is supposed to be a most sensitive bivalve to low air …<text:line-break/>183 Wadden Sea<text:line-break/>232 ‘mean adult (&gt;1 mm)’ is not correct. Macoma does not reproduce at shell length &lt;5mm, same with C. edule (see above under general remark)<text:line-break/>246-249 I cannot follow this discussion. The data presented in Fig 5B suggest “abundant cent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phia  Nazarova</meta:initial-creator>
    <meta:creation-date>2015-01-14T09:59:27.255065372</meta:creation-date>
    <dc:date>2015-01-26T10:48:30.207878010</dc:date>
    <dc:creator>Sophia  Nazarova</dc:creator>
    <meta:editing-duration>P0D</meta:editing-duration>
    <meta:editing-cycles>2</meta:editing-cycles>
    <meta:generator>LibreOffice/4.2.7.2$Linux_X86_64 LibreOffice_project/420m0$Build-2</meta:generator>
    <meta:document-statistic meta:table-count="0" meta:image-count="0" meta:object-count="0" meta:page-count="4" meta:paragraph-count="1" meta:word-count="1557" meta:character-count="9684" meta:non-whitespace-character-count="8077"/>
  </office:meta>
</office:document-meta>
</file>